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chelorarbeit-Zeitplan:</text:p>
      <text:p text:style-name="Standard">Kurzzusammenfassungen: 22.12.2016</text:p>
      <text:p text:style-name="Standard">Datenquellen: 26.12.2016</text:p>
      <text:p text:style-name="Standard"/>
      <text:p text:style-name="Standard"/>
      <text:p text:style-name="Standard"/>
      <text:p text:style-name="Standard"/>
      <text:p text:style-name="Standard">Deadline Hauptteil der schriftlichen Arbeit (ohne Implementierungsbericht): 22.01.2016</text:p>
      <text:p text:style-name="Standard">Implementierung-Deadline: 20.02.2016 (ohne Implementierungsbericht)</text:p>
      <text:p text:style-name="Standard">Bericht-Deadline: Montag, 22.02.2016</text:p>
      <text:p text:style-name="Standard">Korrekturlesungs-Deadline: 23.02.2016</text:p>
      <text:p text:style-name="Standard">Abgabe: 24.02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oeth</meta:initial-creator>
    <meta:creation-date>2015-12-20T17:00:42.34</meta:creation-date>
    <meta:document-statistic meta:table-count="0" meta:image-count="0" meta:object-count="0" meta:page-count="1" meta:paragraph-count="8" meta:word-count="24" meta:character-count="325"/>
    <dc:date>2015-12-20T17:28:44.15</dc:date>
    <dc:creator>David Goeth</dc:creator>
    <meta:editing-duration>PT12M51S</meta:editing-duration>
    <meta:editing-cycles>1</meta:editing-cycles>
    <meta:generator>OpenOffice/4.1.1$Win32 OpenOffice.org_project/411m6$Build-9775</meta:generator>
  </office:meta>
</office:document-meta>
</file>